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0.77cm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1.91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27cm" svg:y="4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54cm" svg:height="1.27cm" svg:x="2.2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1.27cm" svg:x="2.27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2.27cm" svg:y="9.89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9T10:18:13.714000000</meta:creation-date>
    <dc:date>2020-03-30T10:16:56.320000000</dc:date>
    <meta:editing-duration>PT16H16M16S</meta:editing-duration>
    <meta:editing-cycles>2</meta:editing-cycles>
    <meta:generator>LibreOffice/6.3.4.2$Windows_X86_64 LibreOffice_project/60da17e045e08f1793c57c00ba83cdfce946d0aa</meta:generator>
    <meta:document-statistic meta:object-count="4"/>
  </office:meta>
</office:document-meta>
</file>